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</office:automatic-styles>
  <office:body>
    <office:spreadsheet>
      <table:table table:name="terms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course_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ffer_id</text:p>
          </table:table-cell>
        </table:table-row>
        <table:table-row table:style-name="ro1">
          <table:table-cell office:value-type="string" calcext:value-type="string">
            <text:p>COM-B2B1</text:p>
          </table:table-cell>
          <table:table-cell office:value-type="string" calcext:value-type="string">
            <text:p>Computer Studies I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R-B2B1</text:p>
          </table:table-cell>
          <table:table-cell office:value-type="string" calcext:value-type="string">
            <text:p>Introduction to Java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09.99mm" fo:page-height="296.99mm" style:num-format="1" style:print-orientation="portrait" fo:margin-top="25.4mm" fo:margin-bottom="25.4mm" fo:margin-left="31.75mm" fo:margin-right="31.75mm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00-00-00</text:date>, <text:time style:data-style-name="N2" text:time-value="08:34:22.6798305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phpMyAdmin 4.5.4.1deb2ubuntu2</meta:initial-creator>
    <meta:creation-date>2017-08-19T04:52:41</meta:creation-date>
    <dc:date>2017-11-29T08:44:53.979514038</dc:date>
    <meta:editing-duration>PT14M34S</meta:editing-duration>
    <meta:editing-cycles>4</meta:editing-cycles>
    <meta:document-statistic meta:table-count="1" meta:cell-count="9" meta:object-count="0"/>
  </office:meta>
</office:document-meta>
</file>